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4c7bb05" officeooo:paragraph-rsid="04cc9ec6"/>
    </style:style>
    <style:style style:name="P5" style:family="paragraph" style:parent-style-name="Text_20_body">
      <style:text-properties officeooo:rsid="04c7bb05" officeooo:paragraph-rsid="04eb3b30"/>
    </style:style>
    <style:style style:name="P6" style:family="paragraph" style:parent-style-name="Text_20_body">
      <style:paragraph-properties fo:line-height="100%"/>
      <style:text-properties officeooo:rsid="04c19bce" officeooo:paragraph-rsid="04c19bce"/>
    </style:style>
    <style:style style:name="P7" style:family="paragraph" style:parent-style-name="Text_20_body">
      <style:paragraph-properties fo:line-height="100%"/>
      <style:text-properties officeooo:rsid="04e1967f" officeooo:paragraph-rsid="04e1967f"/>
    </style:style>
    <style:style style:name="P8" style:family="paragraph" style:parent-style-name="Text_20_body">
      <style:paragraph-properties fo:line-height="100%"/>
      <style:text-properties officeooo:rsid="04e1967f" officeooo:paragraph-rsid="052c818e"/>
    </style:style>
    <style:style style:name="P9" style:family="paragraph" style:parent-style-name="Text_20_body">
      <style:text-properties officeooo:rsid="04f848ed" officeooo:paragraph-rsid="04f848ed"/>
    </style:style>
    <style:style style:name="P10" style:family="paragraph" style:parent-style-name="Text_20_body">
      <style:text-properties officeooo:rsid="04f848ed" officeooo:paragraph-rsid="04f9a626"/>
    </style:style>
    <style:style style:name="P11" style:family="paragraph" style:parent-style-name="Text_20_body">
      <style:text-properties officeooo:rsid="04f9a626" officeooo:paragraph-rsid="04f9a626"/>
    </style:style>
    <style:style style:name="P12" style:family="paragraph" style:parent-style-name="Text_20_body">
      <style:paragraph-properties fo:line-height="100%"/>
      <style:text-properties officeooo:rsid="04fe6730" officeooo:paragraph-rsid="04fe6730"/>
    </style:style>
    <style:style style:name="P13" style:family="paragraph" style:parent-style-name="Text_20_body">
      <style:paragraph-properties fo:line-height="100%"/>
      <style:text-properties officeooo:rsid="04ffd264" officeooo:paragraph-rsid="04ffd264"/>
    </style:style>
    <style:style style:name="P14" style:family="paragraph" style:parent-style-name="Text_20_body">
      <style:paragraph-properties fo:line-height="100%"/>
      <style:text-properties officeooo:rsid="04ffd264" officeooo:paragraph-rsid="052c818e"/>
    </style:style>
    <style:style style:name="P15" style:family="paragraph" style:parent-style-name="Text_20_body">
      <style:paragraph-properties fo:line-height="100%"/>
      <style:text-properties officeooo:rsid="04ffd264" officeooo:paragraph-rsid="0527419b"/>
    </style:style>
    <style:style style:name="P16" style:family="paragraph" style:parent-style-name="Text_20_body">
      <style:paragraph-properties fo:line-height="100%"/>
      <style:text-properties officeooo:rsid="052c818e" officeooo:paragraph-rsid="052c818e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rsid="04c7bb05" officeooo:paragraph-rsid="04c7bb05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rsid="04c7ccb4" officeooo:paragraph-rsid="04c7ccb4"/>
    </style:style>
    <style:style style:name="P19" style:family="paragraph" style:parent-style-name="Text_20_body">
      <style:paragraph-properties fo:text-align="start" style:justify-single-word="false" style:writing-mode="lr-tb"/>
      <style:text-properties style:font-name="David CLM" fo:font-weight="normal" officeooo:rsid="06c09964" officeooo:paragraph-rsid="04c7ccb4" style:font-weight-asian="normal" style:font-name-complex="David CLM" style:font-weight-complex="normal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4c7bb05" officeooo:paragraph-rsid="04c7bb05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4c7ccb4" officeooo:paragraph-rsid="04c7ccb4"/>
    </style:style>
    <style:style style:name="P22" style:family="paragraph" style:parent-style-name="Heading_20_2">
      <style:text-properties officeooo:rsid="049395cc" officeooo:paragraph-rsid="04c7bb05"/>
    </style:style>
    <style:style style:name="P23" style:family="paragraph" style:parent-style-name="Heading_20_2">
      <style:text-properties officeooo:rsid="049395cc" officeooo:paragraph-rsid="04d31963"/>
    </style:style>
    <style:style style:name="P24" style:family="paragraph" style:parent-style-name="Heading_20_2">
      <style:text-properties officeooo:paragraph-rsid="04a7a5e8"/>
    </style:style>
    <style:style style:name="P25" style:family="paragraph" style:parent-style-name="Heading_20_2">
      <style:text-properties officeooo:paragraph-rsid="04fb7978"/>
    </style:style>
    <style:style style:name="P26" style:family="paragraph" style:parent-style-name="Text_20_body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color="#00000a" style:font-name="Courier New" fo:font-size="10pt" fo:language="en" fo:country="US" officeooo:paragraph-rsid="04eaa0f9" style:font-size-asian="10pt" style:language-asian="en" style:country-asian="US" style:font-name-complex="Times New Roman1" style:font-size-complex="10pt" style:language-complex="he" style:country-complex="IL"/>
    </style:style>
    <style:style style:name="P27" style:family="paragraph" style:parent-style-name="Text_20_body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color="#00000a" style:font-name="Courier New" fo:font-size="10pt" fo:language="en" fo:country="US" officeooo:paragraph-rsid="04ee896a" style:font-size-asian="10pt" style:language-asian="en" style:country-asian="US" style:font-name-complex="Times New Roman1" style:font-size-complex="10pt" style:language-complex="he" style:country-complex="IL"/>
    </style:style>
    <style:style style:name="P28" style:family="paragraph" style:parent-style-name="Text_20_body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color="#00000a" style:font-name="Courier New" fo:font-size="10pt" fo:language="en" fo:country="US" officeooo:paragraph-rsid="04f06a7b" style:font-size-asian="10pt" style:language-asian="en" style:country-asian="US" style:font-name-complex="Times New Roman1" style:font-size-complex="10pt" style:language-complex="he" style:country-complex="IL"/>
    </style:style>
    <style:style style:name="P29" style:family="paragraph" style:parent-style-name="Text_20_body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color="#00000a" style:font-name="Courier New" fo:font-size="10pt" fo:language="en" fo:country="US" officeooo:paragraph-rsid="04f49ca8" style:font-size-asian="10pt" style:language-asian="en" style:country-asian="US" style:font-name-complex="Times New Roman1" style:font-size-complex="10pt" style:language-complex="he" style:country-complex="IL"/>
    </style:style>
    <style:style style:name="P30" style:family="paragraph" style:parent-style-name="Text_20_body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color="#00000a" style:font-name="Courier New" fo:font-size="10pt" fo:language="en" fo:country="US" officeooo:paragraph-rsid="04eaa0f9" style:font-size-asian="10pt" style:language-asian="en" style:country-asian="US" style:font-name-complex="Times New Roman1" style:font-size-complex="10pt" style:language-complex="he" style:country-complex="IL"/>
    </style:style>
    <style:style style:name="P31" style:family="paragraph" style:parent-style-name="Text_20_body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color="#00000a" style:font-name="Times New Roman" fo:font-size="12pt" fo:language="en" fo:country="US" officeooo:paragraph-rsid="04eaa0f9" style:font-size-asian="12pt" style:language-asian="en" style:country-asian="US" style:font-name-complex="Times New Roman1" style:font-size-complex="12pt" style:language-complex="he" style:country-complex="IL"/>
    </style:style>
    <style:style style:name="P32" style:family="paragraph" style:parent-style-name="Text_20_body">
      <style:paragraph-properties fo:margin-left="0in" fo:margin-right="0in" fo:margin-top="0in" fo:margin-bottom="0in" loext:contextual-spacing="false" fo:line-height="120%" fo:text-align="end" style:justify-single-word="false" fo:text-indent="0in" style:auto-text-indent="false" style:writing-mode="rl-tb"/>
      <style:text-properties fo:color="#00000a" style:font-name="Times New Roman (Hebrew)" fo:font-size="12pt" fo:language="en" fo:country="US" officeooo:paragraph-rsid="04eaa0f9" style:font-size-asian="12pt" style:language-asian="en" style:country-asian="US" style:font-name-complex="Times New Roman (Hebrew)1" style:font-size-complex="12pt" style:language-complex="he" style:country-complex="IL"/>
    </style:style>
    <style:style style:name="P33" style:family="paragraph" style:parent-style-name="Text_20_body">
      <style:paragraph-properties fo:margin-left="0in" fo:margin-right="0in" fo:margin-top="0in" fo:margin-bottom="0in" loext:contextual-spacing="false" fo:line-height="120%" fo:text-align="end" style:justify-single-word="false" fo:text-indent="0in" style:auto-text-indent="false" style:writing-mode="rl-tb"/>
      <style:text-properties fo:color="#00000a" style:font-name="Courier New" fo:font-size="12pt" fo:language="en" fo:country="US" officeooo:rsid="04c7ccb4" officeooo:paragraph-rsid="04f236c6" style:font-size-asian="12pt" style:language-asian="en" style:country-asian="US" style:font-name-complex="Times New Roman1" style:font-size-complex="12pt" style:language-complex="he" style:country-complex="IL"/>
    </style:style>
    <style:style style:name="P34" style:family="paragraph" style:parent-style-name="Text_20_body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fo:color="#00000a" style:font-name="Courier New" fo:font-size="12pt" fo:language="en" fo:country="US" officeooo:rsid="04ffd264" officeooo:paragraph-rsid="04ffd264" style:font-size-asian="12pt" style:language-asian="en" style:country-asian="US" style:font-name-complex="Times New Roman1" style:font-size-complex="12pt" style:language-complex="he" style:country-complex="IL"/>
    </style:style>
    <style:style style:name="P35" style:family="paragraph" style:parent-style-name="Text_20_body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fo:color="#00000a" style:font-name="Courier New" fo:font-size="12pt" fo:language="en" fo:country="US" officeooo:rsid="04ffd264" officeooo:paragraph-rsid="050113bd" style:font-size-asian="12pt" style:language-asian="en" style:country-asian="US" style:font-name-complex="Times New Roman1" style:font-size-complex="12pt" style:language-complex="he" style:country-complex="IL"/>
    </style:style>
    <style:style style:name="P36" style:family="paragraph" style:parent-style-name="Text_20_body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fo:color="#00000a" style:font-name="Courier New" fo:font-size="12pt" fo:language="en" fo:country="US" officeooo:rsid="04ffd264" officeooo:paragraph-rsid="05092ca7" style:font-size-asian="12pt" style:language-asian="en" style:country-asian="US" style:font-name-complex="Times New Roman1" style:font-size-complex="12pt" style:language-complex="he" style:country-complex="IL"/>
    </style:style>
    <style:style style:name="P37" style:family="paragraph" style:parent-style-name="Text_20_body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fo:color="#00000a" style:font-name="Courier New" fo:font-size="12pt" fo:language="en" fo:country="US" officeooo:rsid="04ffd264" officeooo:paragraph-rsid="051cffe0" style:font-size-asian="12pt" style:language-asian="en" style:country-asian="US" style:font-name-complex="Times New Roman1" style:font-size-complex="12pt" style:language-complex="he" style:country-complex="IL"/>
    </style:style>
    <style:style style:name="P38" style:family="paragraph" style:parent-style-name="Text_20_body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fo:color="#00000a" style:font-name="Courier New" fo:font-size="12pt" fo:language="en" fo:country="US" officeooo:rsid="04ffd264" officeooo:paragraph-rsid="05221912" style:font-size-asian="12pt" style:language-asian="en" style:country-asian="US" style:font-name-complex="Times New Roman1" style:font-size-complex="12pt" style:language-complex="he" style:country-complex="IL"/>
    </style:style>
    <style:style style:name="P39" style:family="paragraph" style:parent-style-name="Text_20_body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fo:color="#00000a" style:font-name="Courier New" fo:font-size="12pt" fo:language="en" fo:country="US" officeooo:rsid="04ffd264" officeooo:paragraph-rsid="0527bbbd" style:font-size-asian="12pt" style:language-asian="en" style:country-asian="US" style:font-name-complex="Times New Roman1" style:font-size-complex="12pt" style:language-complex="he" style:country-complex="IL"/>
    </style:style>
    <style:style style:name="P40" style:family="paragraph" style:parent-style-name="Text_20_body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fo:color="#00000a" style:font-name="Courier New" fo:font-size="12pt" fo:language="en" fo:country="US" officeooo:rsid="050afbca" officeooo:paragraph-rsid="050afbca" style:font-size-asian="12pt" style:language-asian="en" style:country-asian="US" style:font-name-complex="Times New Roman1" style:font-size-complex="12pt" style:language-complex="he" style:country-complex="IL"/>
    </style:style>
    <style:style style:name="P41" style:family="paragraph" style:parent-style-name="Text_20_body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fo:color="#00000a" style:font-name="Courier New" fo:font-size="12pt" fo:language="en" fo:country="US" officeooo:rsid="050afbca" officeooo:paragraph-rsid="050b4c18" style:font-size-asian="12pt" style:language-asian="en" style:country-asian="US" style:font-name-complex="Times New Roman1" style:font-size-complex="12pt" style:language-complex="he" style:country-complex="IL"/>
    </style:style>
    <style:style style:name="P42" style:family="paragraph" style:parent-style-name="Text_20_body">
      <style:paragraph-properties fo:margin-left="0in" fo:margin-right="0in" fo:margin-top="0in" fo:margin-bottom="0in" loext:contextual-spacing="false" fo:line-height="120%" fo:text-align="end" style:justify-single-word="false" fo:text-indent="0in" style:auto-text-indent="false" style:writing-mode="rl-tb"/>
      <style:text-properties fo:color="#00000a" style:font-name="Courier New" fo:font-size="12pt" fo:language="en" fo:country="US" officeooo:paragraph-rsid="04f236c6" style:font-size-asian="12pt" style:language-asian="en" style:country-asian="US" style:font-name-complex="Times New Roman1" style:font-size-complex="12pt" style:language-complex="he" style:country-complex="IL"/>
    </style:style>
    <style:style style:name="P43" style:family="paragraph" style:parent-style-name="Text_20_body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fo:color="#00000a" style:font-name="Courier New" fo:font-size="12pt" fo:language="en" fo:country="US" officeooo:rsid="050b4c18" officeooo:paragraph-rsid="051136fc" style:font-size-asian="12pt" style:language-asian="en" style:country-asian="US" style:font-name-complex="Times New Roman1" style:font-size-complex="12pt" style:language-complex="he" style:country-complex="IL"/>
    </style:style>
    <style:style style:name="P44" style:family="paragraph" style:parent-style-name="Text_20_body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fo:color="#00000a" style:font-name="Courier New" fo:font-size="12pt" fo:language="en" fo:country="US" officeooo:rsid="0507348c" officeooo:paragraph-rsid="0527bbbd" style:font-size-asian="12pt" style:language-asian="en" style:country-asian="US" style:font-name-complex="Times New Roman1" style:font-size-complex="12pt" style:language-complex="he" style:country-complex="IL"/>
    </style:style>
    <style:style style:name="P45" style:family="paragraph" style:parent-style-name="Text_20_body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fo:color="#00000a" style:font-name="Courier New" fo:font-size="12pt" fo:language="en" fo:country="US" fo:font-weight="normal" officeooo:rsid="04ffd264" officeooo:paragraph-rsid="0507df08" style:font-size-asian="12pt" style:language-asian="en" style:country-asian="US" style:font-weight-asian="normal" style:font-name-complex="Times New Roman1" style:font-size-complex="12pt" style:language-complex="he" style:country-complex="IL" style:font-weight-complex="normal"/>
    </style:style>
    <style:style style:name="P46" style:family="paragraph" style:parent-style-name="Text_20_body">
      <style:paragraph-properties fo:margin-left="0in" fo:margin-right="0in" fo:margin-top="0in" fo:margin-bottom="0in" loext:contextual-spacing="false" fo:line-height="120%" fo:text-align="end" style:justify-single-word="false" fo:text-indent="0in" style:auto-text-indent="false" style:writing-mode="rl-tb"/>
      <style:text-properties officeooo:paragraph-rsid="04f236c6"/>
    </style:style>
    <style:style style:name="P47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  <style:text-properties officeooo:paragraph-rsid="04eaa0f9"/>
    </style:style>
    <style:style style:name="P48" style:family="paragraph" style:parent-style-name="Text_20_body">
      <style:paragraph-properties fo:margin-left="0in" fo:margin-right="0in" fo:line-height="120%" fo:text-align="start" style:justify-single-word="false" fo:text-indent="0in" style:auto-text-indent="false" style:writing-mode="lr-tb"/>
      <style:text-properties fo:color="#00000a" style:font-name="Times New Roman" fo:font-size="12pt" fo:language="en" fo:country="US" officeooo:paragraph-rsid="04eaa0f9" style:font-size-asian="12pt" style:language-asian="en" style:country-asian="US" style:font-name-complex="Times New Roman1" style:font-size-complex="12pt" style:language-complex="he" style:country-complex="IL"/>
    </style:style>
    <style:style style:name="P49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officeooo:rsid="050e149f" officeooo:paragraph-rsid="05191f62"/>
    </style:style>
    <style:style style:name="P5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fo:color="#00000a" style:font-name="Courier New" fo:font-size="12pt" fo:language="en" fo:country="US" officeooo:rsid="050b4c18" officeooo:paragraph-rsid="051e24b8" style:font-size-asian="12pt" style:language-asian="en" style:country-asian="US" style:font-name-complex="Times New Roman1" style:font-size-complex="12pt" style:language-complex="he" style:country-complex="IL"/>
    </style:style>
    <style:style style:name="P51" style:family="paragraph" style:parent-style-name="Text_20_body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fo:color="#00000a" style:font-name="Courier New" fo:font-size="12pt" fo:language="en" fo:country="US" officeooo:rsid="0527bbbd" officeooo:paragraph-rsid="0527bbbd" style:font-size-asian="12pt" style:language-asian="en" style:country-asian="US" style:font-name-complex="Times New Roman1" style:font-size-complex="12pt" style:language-complex="he" style:country-complex="IL"/>
    </style:style>
    <style:style style:name="P52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4bc6354"/>
    </style:style>
    <style:style style:name="T2" style:family="text">
      <style:text-properties officeooo:rsid="04bcf77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4c7ccb4" style:font-weight-asian="bold" style:font-weight-complex="bold"/>
    </style:style>
    <style:style style:name="T5" style:family="text">
      <style:text-properties fo:font-weight="bold" officeooo:rsid="051e24b8" style:font-weight-asian="bold" style:font-weight-complex="bold"/>
    </style:style>
    <style:style style:name="T6" style:family="text">
      <style:text-properties officeooo:rsid="04c7ccb4"/>
    </style:style>
    <style:style style:name="T7" style:family="text">
      <style:text-properties officeooo:rsid="04cc9ec6"/>
    </style:style>
    <style:style style:name="T8" style:family="text">
      <style:text-properties officeooo:rsid="04d31963"/>
    </style:style>
    <style:style style:name="T9" style:family="text">
      <style:text-properties officeooo:rsid="04d52812"/>
    </style:style>
    <style:style style:name="T10" style:family="text">
      <style:text-properties officeooo:rsid="04db33c5"/>
    </style:style>
    <style:style style:name="T11" style:family="text">
      <style:text-properties officeooo:rsid="04dcb650"/>
    </style:style>
    <style:style style:name="T12" style:family="text">
      <style:text-properties officeooo:rsid="04e1967f"/>
    </style:style>
    <style:style style:name="T13" style:family="text">
      <style:text-properties officeooo:rsid="04e2a597"/>
    </style:style>
    <style:style style:name="T14" style:family="text">
      <style:text-properties officeooo:rsid="04e8a54a"/>
    </style:style>
    <style:style style:name="T15" style:family="text">
      <style:text-properties fo:color="#00000a" style:font-name="Times New Roman (Hebrew)" fo:font-size="12pt" fo:language="en" fo:country="US" style:font-size-asian="12pt" style:language-asian="en" style:country-asian="US" style:font-name-complex="Times New Roman (Hebrew)1" style:font-size-complex="12pt" style:language-complex="he" style:country-complex="IL"/>
    </style:style>
    <style:style style:name="T16" style:family="text">
      <style:text-properties fo:color="#00000a" style:font-name="Times New Roman (Hebrew)" fo:font-size="12pt" fo:language="en" fo:country="US" officeooo:rsid="04f0fbf0" style:font-size-asian="12pt" style:language-asian="en" style:country-asian="US" style:font-name-complex="Times New Roman (Hebrew)1" style:font-size-complex="12pt" style:language-complex="he" style:country-complex="IL"/>
    </style:style>
    <style:style style:name="T17" style:family="text">
      <style:text-properties fo:color="#00000a" style:font-name="Times New Roman" fo:font-size="12pt" fo:language="en" fo:country="US" style:font-size-asian="12pt" style:language-asian="en" style:country-asian="US" style:font-name-complex="Times New Roman1" style:font-size-complex="12pt" style:language-complex="he" style:country-complex="IL"/>
    </style:style>
    <style:style style:name="T18" style:family="text">
      <style:text-properties fo:color="#00000a" style:font-name="Courier New" fo:font-size="12pt" fo:language="en" fo:country="US" style:font-size-asian="12pt" style:language-asian="en" style:country-asian="US" style:font-name-complex="Times New Roman1" style:font-size-complex="12pt" style:language-complex="he" style:country-complex="IL"/>
    </style:style>
    <style:style style:name="T19" style:family="text">
      <style:text-properties fo:color="#00000a" style:font-name="Courier New" fo:font-size="12pt" fo:language="en" fo:country="US" officeooo:rsid="04f236c6" style:font-size-asian="12pt" style:language-asian="en" style:country-asian="US" style:font-name-complex="Times New Roman1" style:font-size-complex="12pt" style:language-complex="he" style:country-complex="IL"/>
    </style:style>
    <style:style style:name="T20" style:family="text">
      <style:text-properties fo:color="#00000a" style:font-name="Courier New" fo:font-size="12pt" fo:language="en" fo:country="US" officeooo:rsid="04ffd264" style:font-size-asian="12pt" style:language-asian="en" style:country-asian="US" style:font-name-complex="Times New Roman1" style:font-size-complex="12pt" style:language-complex="he" style:country-complex="IL"/>
    </style:style>
    <style:style style:name="T21" style:family="text">
      <style:text-properties fo:color="#00000a" style:font-name="Courier New" fo:font-size="12pt" fo:language="en" fo:country="US" officeooo:rsid="05221912" style:font-size-asian="12pt" style:language-asian="en" style:country-asian="US" style:font-name-complex="Times New Roman1" style:font-size-complex="12pt" style:language-complex="he" style:country-complex="IL"/>
    </style:style>
    <style:style style:name="T22" style:family="text">
      <style:text-properties fo:color="#00000a" style:font-name="Courier New" fo:font-size="12pt" fo:language="en" fo:country="US" fo:font-weight="bold" officeooo:rsid="04ffd264" style:font-size-asian="12pt" style:language-asian="en" style:country-asian="US" style:font-weight-asian="bold" style:font-name-complex="Times New Roman1" style:font-size-complex="12pt" style:language-complex="he" style:country-complex="IL" style:font-weight-complex="bold"/>
    </style:style>
    <style:style style:name="T23" style:family="text">
      <style:text-properties officeooo:rsid="04eaa0f9"/>
    </style:style>
    <style:style style:name="T24" style:family="text">
      <style:text-properties officeooo:rsid="04eb3b30"/>
    </style:style>
    <style:style style:name="T25" style:family="text">
      <style:text-properties officeooo:rsid="04ed3c5c"/>
    </style:style>
    <style:style style:name="T26" style:family="text">
      <style:text-properties officeooo:rsid="04f06a7b"/>
    </style:style>
    <style:style style:name="T27" style:family="text">
      <style:text-properties officeooo:rsid="04f2349f"/>
    </style:style>
    <style:style style:name="T28" style:family="text">
      <style:text-properties officeooo:rsid="04f2f306"/>
    </style:style>
    <style:style style:name="T29" style:family="text">
      <style:text-properties officeooo:rsid="04f848ed"/>
    </style:style>
    <style:style style:name="T30" style:family="text">
      <style:text-properties officeooo:rsid="04f9a626"/>
    </style:style>
    <style:style style:name="T31" style:family="text">
      <style:text-properties officeooo:rsid="04fb7978"/>
    </style:style>
    <style:style style:name="T32" style:family="text">
      <style:text-properties officeooo:rsid="04ff9a8e"/>
    </style:style>
    <style:style style:name="T33" style:family="text">
      <style:text-properties officeooo:rsid="0507348c"/>
    </style:style>
    <style:style style:name="T34" style:family="text">
      <style:text-properties officeooo:rsid="050afbca"/>
    </style:style>
    <style:style style:name="T35" style:family="text">
      <style:text-properties fo:font-weight="normal" officeooo:rsid="051e24b8" style:font-weight-asian="normal" style:font-weight-complex="normal"/>
    </style:style>
    <style:style style:name="T36" style:family="text">
      <style:text-properties fo:font-weight="normal" officeooo:rsid="0520055b" style:font-weight-asian="normal" style:font-weight-complex="normal"/>
    </style:style>
    <style:style style:name="T37" style:family="text">
      <style:text-properties officeooo:rsid="051e24b8"/>
    </style:style>
    <style:style style:name="T38" style:family="text">
      <style:text-properties officeooo:rsid="05221912"/>
    </style:style>
    <style:style style:name="T39" style:family="text">
      <style:text-properties officeooo:rsid="05264c92"/>
    </style:style>
    <style:style style:name="T40" style:family="text">
      <style:text-properties officeooo:rsid="0527419b"/>
    </style:style>
    <style:style style:name="T41" style:family="text">
      <style:text-properties officeooo:rsid="0527bbbd"/>
    </style:style>
    <style:style style:name="T42" style:family="text">
      <style:text-properties officeooo:rsid="05345128"/>
    </style:style>
    <style:style style:name="T43" style:family="text">
      <style:text-properties officeooo:rsid="053549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2" text:outline-level="1"><text:span text:style-name="T1">מטלה</text:span> –<text:span text:style-name="T2"> החלפת בתים וכליות</text:span></text:h>
      <text:p text:style-name="P3">יש לענות על שאלה אחת לבחירתכם.</text:p>
      <text:p text:style-name="P3"/>
      <text:p text:style-name="Heading_20_2">שאלה 1: החלפת בתים – <text:span text:style-name="T6">יעילות ואדישות</text:span></text:p>
      <text:p text:style-name="P7">בהרצאה הוכחנו, שאלגוריתם מעגלי המסחר הוא יעיל פארטו כאשר כל יחסי ההעדפה הם חזקים (אין אדישות). </text:p>
      <text:p text:style-name="P6"><text:span text:style-name="T12">א</text:span>. <text:span text:style-name="T12">הוכיחו (ע"י דוגמה) שאלגוריתם מעגלי המסחר אינו יעיל פארטו כאשר </text:span>יחסי ההעדפה הם לא חזקים (- <text:span text:style-name="T12"><text:s/></text:span>יש אדם שהוא אדיש בין שני בתים).</text:p>
      <text:p text:style-name="P7">ב [מחקרי]. הציעו שיפור לאלגוריתם, כך שיהיה יעיל פארטו גם <text:span text:style-name="T13">כשיש אנשים שהם אדישים בין שני בתים (האלגוריתם עדיין צריך לעודד השתתפות). הדגימו את פעולת האלגוריתם שלכם.</text:span></text:p>
      <text:p text:style-name="P14"><text:span text:style-name="T3">פתרון</text:span>: <text:span text:style-name="T39">נעמה.</text:span></text:p>
      <text:p text:style-name="P16">רעיונות נוספים לסעיף ב: <text:span text:style-name="T43">דביר, אלישיב, </text:span>מעוז.</text:p>
      <text:p text:style-name="P8"/>
      <text:p text:style-name="P25">שאלה <text:span text:style-name="T31">2</text:span>: <text:span text:style-name="T31">הסתברות להחלפה מוצלחת</text:span></text:p>
      <text:p text:style-name="P12">נניח שיש n אנשים עם n בתים, וההעדפות של כל אדם מתפלגות באופן אחיד (ההסתברות שאדם i הכי רוצה את בית j היא 1 חלקי n). מה ההסתברות שאדם מסויים יהיה חלק ממעגל-החלפה בסיבוב הראשון?</text:p>
      <text:p text:style-name="P12">[אם אתם לא מצליחים לפתור לכל n, נסו לפתור לערכים קטנים, למשל 2, 3, וכו'..]</text:p>
      <text:p text:style-name="P15"><text:span text:style-name="T3">פתרון</text:span>: <text:span text:style-name="T40">מעוז, תימור.</text:span></text:p>
      <text:p text:style-name="P13"/>
      <text:p text:style-name="P23">שאלה <text:span text:style-name="T31">3</text:span>: <text:span text:style-name="T8">החלפת משמרות בפייתון</text:span></text:p>
      <text:p text:style-name="P5">כיתבו <text:span text:style-name="T14">פונקציה בפייתון המבצעת החלפת משמרות בין עובדים, בעזרת אלגוריתם מעגלי המסחר. העזרו במחלקה הבאה (ניתן לשנות לפי הצורך):</text:span></text:p>
      <text:p text:style-name="P26"><text:span text:style-name="T23">class </text:span>Worker:</text:p>
      <text:p text:style-name="P27"><text:tab/>name: <text:s text:c="9"/><text:span text:style-name="T24">str</text:span> <text:s text:c="3"/></text:p>
      <text:p text:style-name="P27"><text:span text:style-name="T24"><text:s text:c="12"/># W</text:span>orker name, for display.</text:p>
      <text:p text:style-name="P26"><text:tab/>preferences: <text:s text:c="2"/><text:span text:style-name="T24">list</text:span> <text:s text:c="2"/></text:p>
      <text:p text:style-name="P26"><text:tab/><text:tab/><text:span text:style-name="T24">#</text:span> preferences[0] is the best shift for the worker.</text:p>
      <text:p text:style-name="P26"><text:tab/><text:tab/><text:span text:style-name="T24">#</text:span> preferences[1] is the 2nd-best shift for the worker. etc...</text:p>
      <text:p text:style-name="P26"><text:tab/>current_shift: <text:s/><text:span text:style-name="T24">int</text:span></text:p>
      <text:p text:style-name="P26"><text:tab/><text:tab/><text:span text:style-name="T24">#</text:span> The shift to which the worker is currently assigned</text:p>
      <text:p text:style-name="P26"/>
      <text:p text:style-name="P28"/>
      <text:p text:style-name="P30"/>
      <text:p text:style-name="P47"><text:span text:style-name="T15">הפונקציה מקבלת כקלט וקטור עם כל העובדים במערכת (לכל עובד רשום סדר העדיפויות שלו והמשמרת הנוכחית שלו), </text:span><text:span text:style-name="T16">וכותבת למסך </text:span><text:span text:style-name="T15">את השינויים שיש לבצע בלוח השיבוצים</text:span><text:span text:style-name="T17">, </text:span><text:span text:style-name="T15">למשל</text:span><text:span text:style-name="T17">:</text:span></text:p>
      <text:p text:style-name="P31"><text:soft-page-break/>Avraham moves from shift <text:span text:style-name="T27">0 </text:span>to shift <text:span text:style-name="T27">1</text:span>.</text:p>
      <text:p text:style-name="P48">Isaac moves from shift <text:span text:style-name="T27">1 </text:span>to shift <text:span text:style-name="T27">2</text:span>.<text:line-break/><text:span text:style-name="T27">Yaakov moves from shift 2 to shift 0.</text:span></text:p>
      <text:p text:style-name="P32">כותרת הפונקציה:</text:p>
      <text:p text:style-name="P29"><text:span text:style-name="T25">def</text:span> <text:span text:style-name="T28">exchange_shifts</text:span> (workers: <text:span text:style-name="T26">List[Worker]</text:span>)</text:p>
      <text:p text:style-name="P30"/>
      <text:p text:style-name="P46"><text:span text:style-name="T19">בדקו את הפונקציה בעזרת doctest.</text:span><text:span text:style-name="T18"> </text:span></text:p>
      <text:p text:style-name="P42"/>
      <text:p text:style-name="P39"><text:span text:style-name="T3">פתרון</text:span>: <text:span text:style-name="T42">דנה ואריאל </text:span><text:a xlink:type="simple" xlink:href="https://github.com/arielBar1295/algorithms-5780-Course-/blob/master/Ex11.py" text:style-name="Internet_20_link" text:visited-style-name="Visited_20_Internet_20_Link"><text:span text:style-name="T42">https://github.com/arielBar1295/algorithms-5780-Course-/blob/master/Ex11.py</text:span></text:a></text:p>
      <text:p text:style-name="P51"/>
      <text:p text:style-name="P44">עמית</text:p>
      <text:p text:style-name="P34"><text:a xlink:type="simple" xlink:href="https://github.com/S1rK/Economic-Algorithms/blob/master/11-3.py" text:style-name="Internet_20_link" text:visited-style-name="Visited_20_Internet_20_Link">https://github.com/S1rK/Economic-Algorithms/blob/master/11-3.py</text:a></text:p>
      <text:p text:style-name="P34"/>
      <text:p text:style-name="P34"/>
      <text:p text:style-name="P33"/>
      <text:p text:style-name="P24">שאלה <text:span text:style-name="T32">4</text:span>: <text:span text:style-name="T29">הסתברות להחלפת כליות</text:span></text:p>
      <text:p text:style-name="P9">לצורך השאלה, הניחו שהתאמה בין תורם לחולה תלויה רק בסוג הדם, ושההסתברות לכל סוג דם (O, A, B, AB) היא בדיוק רבע.</text:p>
      <text:p text:style-name="P10">א. נניח שאדם חולה וזקוק לכליה, ואשתו בריאה ומוכנה לתרום לו. מה ההסתברות שהכליה מתאימה?</text:p>
      <text:p text:style-name="P36"><text:span text:style-name="T3">פתרון</text:span>: <text:span text:style-name="T34">אם הוא O – הסתברות ¼. אם הוא A או B – הסתברות ½. אם הוא AB – הסתברות 1.</text:span></text:p>
      <text:p text:style-name="P40">סה"כ: הסתברות <text:span text:style-name="T3">9/16</text:span>.</text:p>
      <text:p text:style-name="P36"/>
      <text:p text:style-name="P9">ב. <text:span text:style-name="T30">נניח שיש שני זוגות כמו בסעיף א. מה ההסתברות שאפשר לבצע החלפת-כליות מוצלחת? בכמה ההחלפה משפרת את סיכויי ההצלה של כל אחד מהחולים?</text:span></text:p>
      <text:p text:style-name="P37"><text:span text:style-name="T3">פתרון</text:span>: <text:span text:style-name="T37">ראו בטבלה המצורפת. יוצא, שלכל חולה, יש </text:span><text:span text:style-name="T5">161</text:span><text:span text:style-name="T37"> מקרים שבהם הוא יכול להינצל, מתוך 256. בניגוד למצב הרגיל, שבו יש 9*16=</text:span><text:span text:style-name="T5">144</text:span><text:span text:style-name="T37"> מקרים מתוך 256. כלומר ההסתברות להינצל גדלה ב </text:span><text:span text:style-name="T5">17/256</text:span><text:span text:style-name="T35"> – </text:span><text:span text:style-name="T36">בערך 1/16.</text:span></text:p>
      <text:p text:style-name="P50"/>
      <text:p text:style-name="P41"/>
      <text:p text:style-name="P11">בסעיפים הבאים נניח שיש שלושה זוגות כמו בסעיף א. </text:p>
      <text:p text:style-name="P11">ג. מה ההסתברות שאפשר לבצע החלפת-כליות מוצלחת, אם החלפות מתבצעות בזוגות בלבד?</text:p>
      <text:p text:style-name="P49"><text:span text:style-name="T22">פתרון</text:span><text:span text:style-name="T20">: </text:span><text:span text:style-name="T21">בשנה הבאה..</text:span></text:p>
      <text:p text:style-name="P43"/>
      <text:p text:style-name="P11">ד. מה ההסתברות שאפשר לבצע החלפת-כליות בשלשה, בכמה ההחלפה משפרת את סיכויי ההצלה של החולים?</text:p>
      <text:p text:style-name="P38"><text:span text:style-name="T3">פתרון</text:span>: <text:span text:style-name="T38">בשנה הבאה..</text:span></text:p>
      <text:p text:style-name="P35"/>
      <text:p text:style-name="P22"><text:soft-page-break/>שאלה <text:span text:style-name="T32">5</text:span>: <text:span text:style-name="T9">החלפת כליות בפייתון</text:span></text:p>
      <text:p text:style-name="P4">כיתבו <text:span text:style-name="T7">פונקציה</text:span> המקבלת מטריצת התאמה בין זוגות, ומוצאת <text:span text:style-name="T6">מעגלים </text:span><text:span text:style-name="T4">באורך 2 או באורך 3</text:span><text:span text:style-name="T6">, כך שמספר המושתלים הכולל הוא הגבוה ביותר. הפונקציה לא חייבת להיות יעילה חישובית (אפשר לכתוב פתרון brute force). <text:s text:c="2"/>כותרת אפשרית לפונקציה:</text:span></text:p>
      <text:p text:style-name="P17"><text:span text:style-name="T10">def</text:span> find_max_matches (compatible: <text:span text:style-name="T11">List[List[bool]]</text:span>): ...</text:p>
      <text:p text:style-name="P20"><text:span text:style-name="T7">המטריצה </text:span>compatible מתאר<text:span text:style-name="T7">ת</text:span> <text:span text:style-name="T7">התאמה בין תורם לחולה. <text:s text:c="2"/></text:span>למשל compatible[1<text:span text:style-name="T6">1</text:span>,2<text:span text:style-name="T6">2</text:span>]==<text:span text:style-name="T11">T</text:span>rue אומר שתורם מספר <text:span text:style-name="T6">11</text:span> יכול לתרום לחולה מספר <text:span text:style-name="T6">22</text:span>; <text:s/>compatible[2<text:span text:style-name="T6">2</text:span>,1<text:span text:style-name="T6">1</text:span>]==<text:span text:style-name="T11">T</text:span>rue אומר שתורם מספר <text:span text:style-name="T6">22</text:span> יכול לתרום לחולה מספר <text:span text:style-name="T6">11 (שימו לב – המטריצה לא בהכרח סימטרית).</text:span></text:p>
      <text:p text:style-name="P21">פלט לדוגמה:</text:p>
      <text:p text:style-name="P18">Length 2 cycle: 11→22 and 22→11 </text:p>
      <text:p text:style-name="P18">Length 3 cycle: 44→55 and 55→99 and 99→44</text:p>
      <text:p text:style-name="P19"/>
      <text:p text:style-name="P45"><text:span text:style-name="T3">פתרון</text:span>: <text:span text:style-name="T33">טל, עמית, גל</text:span></text:p>
      <text:p text:style-name="P45"><text:a xlink:type="simple" xlink:href="https://github.com/S1rK/Economic-Algorithms/blob/master/11-5.py" text:style-name="Internet_20_link" text:visited-style-name="Visited_20_Internet_20_Link">https://github.com/S1rK/Economic-Algorithms/blob/master/11-5.py</text:a>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20-01-15T16:57:31.511834789</dc:date>
    <meta:editing-duration>P9DT19H2M19S</meta:editing-duration>
    <meta:editing-cycles>1183</meta:editing-cycles>
    <dc:creator>Erel Segal-Halevi</dc:creator>
    <meta:document-statistic meta:table-count="0" meta:image-count="0" meta:object-count="0" meta:page-count="3" meta:paragraph-count="54" meta:word-count="554" meta:character-count="3378" meta:non-whitespace-character-count="2823"/>
  </office:meta>
</office:document-meta>
</file>